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146">
            <text:p>LU-5146</text:p>
          </table:table-cell>
          <table:table-cell office:value-type="float" office:value="80.63">
            <text:p>80.63</text:p>
          </table:table-cell>
          <table:table-cell office:value-type="float" office:value="55.93">
            <text:p>55.93</text:p>
          </table:table-cell>
          <table:table-cell office:value-type="float" office:value="9613.24">
            <text:p>9613.24</text:p>
          </table:table-cell>
          <table:table-cell office:value-type="float" office:value="127.4">
            <text:p>127.4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4">
            <text:p>LU-5714</text:p>
          </table:table-cell>
          <table:table-cell office:value-type="float" office:value="79.89">
            <text:p>79.89</text:p>
          </table:table-cell>
          <table:table-cell office:value-type="float" office:value="58.88">
            <text:p>58.88</text:p>
          </table:table-cell>
          <table:table-cell office:value-type="float" office:value="7180.0">
            <text:p>7180.0</text:p>
          </table:table-cell>
          <table:table-cell office:value-type="float" office:value="486.07">
            <text:p>486.07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3">
            <text:p>LU-5713</text:p>
          </table:table-cell>
          <table:table-cell office:value-type="float" office:value="79.89">
            <text:p>79.89</text:p>
          </table:table-cell>
          <table:table-cell office:value-type="float" office:value="58.89">
            <text:p>58.89</text:p>
          </table:table-cell>
          <table:table-cell office:value-type="float" office:value="8010.0">
            <text:p>8010.0</text:p>
          </table:table-cell>
          <table:table-cell office:value-type="float" office:value="483.69">
            <text:p>483.69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2">
            <text:p>LU-5712</text:p>
          </table:table-cell>
          <table:table-cell office:value-type="float" office:value="79.89">
            <text:p>79.89</text:p>
          </table:table-cell>
          <table:table-cell office:value-type="float" office:value="58.87">
            <text:p>58.87</text:p>
          </table:table-cell>
          <table:table-cell office:value-type="float" office:value="6370.0">
            <text:p>6370.0</text:p>
          </table:table-cell>
          <table:table-cell office:value-type="float" office:value="477.77">
            <text:p>477.77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BaranskayaEtal2018">
            <text:p>GusevEtal2013a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5711">
            <text:p>LU-5711</text:p>
          </table:table-cell>
          <table:table-cell office:value-type="float" office:value="79.89">
            <text:p>79.89</text:p>
          </table:table-cell>
          <table:table-cell office:value-type="float" office:value="58.89">
            <text:p>58.89</text:p>
          </table:table-cell>
          <table:table-cell office:value-type="float" office:value="8970.0">
            <text:p>8970.0</text:p>
          </table:table-cell>
          <table:table-cell office:value-type="float" office:value="488.63">
            <text:p>488.63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2.726719640887196">
            <text:p>2.726719640887196</text:p>
          </table:table-cell>
          <table:table-cell office:value-type="float" office:value="2.726719640887196">
            <text:p>2.726719640887196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0247">
            <text:p>AA-10247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530.0">
            <text:p>5530.0</text:p>
          </table:table-cell>
          <table:table-cell office:value-type="float" office:value="65.0">
            <text:p>65.0</text:p>
          </table:table-cell>
          <table:table-cell office:value-type="string" office:value="Paired Mya truncata from marine muds (H)">
            <text:p>Paired Mya truncata from marine muds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07">
            <text:p>LU-6407</text:p>
          </table:table-cell>
          <table:table-cell office:value-type="float" office:value="79.89">
            <text:p>79.89</text:p>
          </table:table-cell>
          <table:table-cell office:value-type="float" office:value="58.87">
            <text:p>58.87</text:p>
          </table:table-cell>
          <table:table-cell office:value-type="float" office:value="1800.0">
            <text:p>1800.0</text:p>
          </table:table-cell>
          <table:table-cell office:value-type="float" office:value="119.83">
            <text:p>119.83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9">
            <text:p>GX-1719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110.0">
            <text:p>1110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624999999999999">
            <text:p>0.462499999999999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0">
            <text:p>GX-17200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75.0">
            <text:p>775.0</text:p>
          </table:table-cell>
          <table:table-cell office:value-type="float" office:value="55.0">
            <text:p>55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75000000000001">
            <text:p>-0.5375000000000001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2">
            <text:p>GX-17202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4215.0">
            <text:p>4215.0</text:p>
          </table:table-cell>
          <table:table-cell office:value-type="float" office:value="80.0">
            <text:p>80.0</text:p>
          </table:table-cell>
          <table:table-cell office:value-type="string" office:value="1.5-m long log behind berm of raised beach">
            <text:p>1.5-m long log behind berm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3">
            <text:p>GX-17203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5000.0">
            <text:p>5000.0</text:p>
          </table:table-cell>
          <table:table-cell office:value-type="float" office:value="80.0">
            <text:p>80.0</text:p>
          </table:table-cell>
          <table:table-cell office:value-type="string" office:value="1+m long log behind berm of raised beach">
            <text:p>1+m long log behind berm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04">
            <text:p>GX-17204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4890.0">
            <text:p>4890.0</text:p>
          </table:table-cell>
          <table:table-cell office:value-type="float" office:value="80.0">
            <text:p>80.0</text:p>
          </table:table-cell>
          <table:table-cell office:value-type="string" office:value="1-m long log on descending raised beach">
            <text:p>1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66">
            <text:p>GX-1726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730.0">
            <text:p>10730.0</text:p>
          </table:table-cell>
          <table:table-cell office:value-type="float" office:value="115.0">
            <text:p>115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267">
            <text:p>GX-17267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0730.0">
            <text:p>10730.0</text:p>
          </table:table-cell>
          <table:table-cell office:value-type="float" office:value="115.0">
            <text:p>115.0</text:p>
          </table:table-cell>
          <table:table-cell office:value-type="string" office:value="Paired Mya truncata from sublittoral sand (K)">
            <text:p>Paired Mya truncata from sublittoral sand (K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6">
            <text:p>GX-1755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245.0">
            <text:p>7245.0</text:p>
          </table:table-cell>
          <table:table-cell office:value-type="float" office:value="100.0">
            <text:p>100.0</text:p>
          </table:table-cell>
          <table:table-cell office:value-type="string" office:value="1.5-m long log on descending raised beach (H)">
            <text:p>1.5-m long log on descending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625">
            <text:p>2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7G">
            <text:p>GX-1755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8000.0">
            <text:p>8000.0</text:p>
          </table:table-cell>
          <table:table-cell office:value-type="float" office:value="295.0">
            <text:p>295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0.4625">
            <text:p>3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8G">
            <text:p>GX-17558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995.0">
            <text:p>6995.0</text:p>
          </table:table-cell>
          <table:table-cell office:value-type="float" office:value="95.0">
            <text:p>95.0</text:p>
          </table:table-cell>
          <table:table-cell office:value-type="string" office:value="Whale vertebrae disc imbedded in raised beach">
            <text:p>Whale vertebrae disc imbedd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559">
            <text:p>GX-17559</text:p>
          </table:table-cell>
          <table:table-cell office:value-type="float" office:value="80.07">
            <text:p>80.07</text:p>
          </table:table-cell>
          <table:table-cell office:value-type="float" office:value="52.41">
            <text:p>52.41</text:p>
          </table:table-cell>
          <table:table-cell office:value-type="float" office:value="1075.0">
            <text:p>1075.0</text:p>
          </table:table-cell>
          <table:table-cell office:value-type="float" office:value="65.0">
            <text:p>65.0</text:p>
          </table:table-cell>
          <table:table-cell office:value-type="string" office:value="2+m long log on descending raised beach">
            <text:p>2+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4">
            <text:p>GX-18294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3635.0">
            <text:p>3635.0</text:p>
          </table:table-cell>
          <table:table-cell office:value-type="float" office:value="75.0">
            <text:p>75.0</text:p>
          </table:table-cell>
          <table:table-cell office:value-type="string" office:value="1-m long tree root-plate buried in raised beach">
            <text:p>1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5">
            <text:p>GX-18295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870.0">
            <text:p>4870.0</text:p>
          </table:table-cell>
          <table:table-cell office:value-type="float" office:value="155.0">
            <text:p>15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6">
            <text:p>GX-18296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925.0">
            <text:p>4925.0</text:p>
          </table:table-cell>
          <table:table-cell office:value-type="float" office:value="160.0">
            <text:p>16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8">
            <text:p>GX-1719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8715.0">
            <text:p>8715.0</text:p>
          </table:table-cell>
          <table:table-cell office:value-type="float" office:value="100.0">
            <text:p>100.0</text:p>
          </table:table-cell>
          <table:table-cell office:value-type="string" office:value="1+m long log buried in raised beach (H)">
            <text:p>1+m long log buried i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4625">
            <text:p>2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7">
            <text:p>GX-18297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3195.0">
            <text:p>3195.0</text:p>
          </table:table-cell>
          <table:table-cell office:value-type="float" office:value="70.0">
            <text:p>70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9">
            <text:p>GX-18299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975.0">
            <text:p>975.0</text:p>
          </table:table-cell>
          <table:table-cell office:value-type="float" office:value="105.0">
            <text:p>105.0</text:p>
          </table:table-cell>
          <table:table-cell office:value-type="string" office:value="0.75-m long log buried in raised beach">
            <text:p>0.75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0">
            <text:p>GX-18300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2040.0">
            <text:p>2040.0</text:p>
          </table:table-cell>
          <table:table-cell office:value-type="float" office:value="115.0">
            <text:p>115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1">
            <text:p>GX-18301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3295.0">
            <text:p>3295.0</text:p>
          </table:table-cell>
          <table:table-cell office:value-type="float" office:value="130.0">
            <text:p>130.0</text:p>
          </table:table-cell>
          <table:table-cell office:value-type="string" office:value="2.5-m long log on raised beach">
            <text:p>2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2">
            <text:p>GX-18302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255.0">
            <text:p>5255.0</text:p>
          </table:table-cell>
          <table:table-cell office:value-type="float" office:value="80.0">
            <text:p>8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3">
            <text:p>GX-18303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205.0">
            <text:p>5205.0</text:p>
          </table:table-cell>
          <table:table-cell office:value-type="float" office:value="80.0">
            <text:p>80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4">
            <text:p>GX-18304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5830.0">
            <text:p>583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6G">
            <text:p>GX-18306G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6320.0">
            <text:p>6320.0</text:p>
          </table:table-cell>
          <table:table-cell office:value-type="float" office:value="85.0">
            <text:p>85.0</text:p>
          </table:table-cell>
          <table:table-cell office:value-type="string" office:value="Walrus skull in raised beach">
            <text:p>Walrus skull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0.4625">
            <text:p>2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7">
            <text:p>GX-18307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1075.0">
            <text:p>1075.0</text:p>
          </table:table-cell>
          <table:table-cell office:value-type="float" office:value="60.0">
            <text:p>60.0</text:p>
          </table:table-cell>
          <table:table-cell office:value-type="string" office:value="1.5-m long log buried in raised beach (H)">
            <text:p>1.5-m long log buried i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375000000000001">
            <text:p>-0.5375000000000001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8">
            <text:p>GX-18308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435.0">
            <text:p>5435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(H)">
            <text:p>0.5-m long log on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01">
            <text:p>LU-6401</text:p>
          </table:table-cell>
          <table:table-cell office:value-type="float" office:value="79.89">
            <text:p>79.89</text:p>
          </table:table-cell>
          <table:table-cell office:value-type="float" office:value="58.88">
            <text:p>58.88</text:p>
          </table:table-cell>
          <table:table-cell office:value-type="float" office:value="2770.0">
            <text:p>2770.0</text:p>
          </table:table-cell>
          <table:table-cell office:value-type="float" office:value="109.35">
            <text:p>109.35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0">
            <text:p>GX-18310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2980.0">
            <text:p>2980.0</text:p>
          </table:table-cell>
          <table:table-cell office:value-type="float" office:value="125.0">
            <text:p>125.0</text:p>
          </table:table-cell>
          <table:table-cell office:value-type="string" office:value="4-m long log on raised beach (F)">
            <text:p>4-m long log on raised beach (F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2">
            <text:p>GX-18312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2040.0">
            <text:p>2040.0</text:p>
          </table:table-cell>
          <table:table-cell office:value-type="float" office:value="65.0">
            <text:p>65.0</text:p>
          </table:table-cell>
          <table:table-cell office:value-type="string" office:value="2-m long log on raised beach (N)">
            <text:p>2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3A">
            <text:p>GX-18313A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215.0">
            <text:p>5215.0</text:p>
          </table:table-cell>
          <table:table-cell office:value-type="float" office:value="165.0">
            <text:p>165.0</text:p>
          </table:table-cell>
          <table:table-cell office:value-type="string" office:value="2-m long whale ribimb edded into raised beach (N)">
            <text:p>2-m long whale ribimb edded into raised beach (N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3G">
            <text:p>GX-18313G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5375.0">
            <text:p>5375.0</text:p>
          </table:table-cell>
          <table:table-cell office:value-type="float" office:value="80.0">
            <text:p>80.0</text:p>
          </table:table-cell>
          <table:table-cell office:value-type="string" office:value="2-m long whale ribimb edded into raised beach (N)">
            <text:p>2-m long whale ribimb edded into raised beach (N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5.4625">
            <text:p>1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298">
            <text:p>GX-18298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1850.0">
            <text:p>1850.0</text:p>
          </table:table-cell>
          <table:table-cell office:value-type="float" office:value="65.0">
            <text:p>65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4">
            <text:p>GX-18314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315.0">
            <text:p>4315.0</text:p>
          </table:table-cell>
          <table:table-cell office:value-type="float" office:value="75.0">
            <text:p>75.0</text:p>
          </table:table-cell>
          <table:table-cell office:value-type="string" office:value="3-m long log on raised beach (N)">
            <text:p>3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7G">
            <text:p>GX-1719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855.0">
            <text:p>9855.0</text:p>
          </table:table-cell>
          <table:table-cell office:value-type="float" office:value="125.0">
            <text:p>125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1.4625">
            <text:p>3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6">
            <text:p>GX-17196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0360.0">
            <text:p>10360.0</text:p>
          </table:table-cell>
          <table:table-cell office:value-type="float" office:value="115.0">
            <text:p>115.0</text:p>
          </table:table-cell>
          <table:table-cell office:value-type="string" office:value="0.5-m long log on raised beach (N)">
            <text:p>0.5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4625">
            <text:p>2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6587">
            <text:p>AA-1658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655.0">
            <text:p>2655.0</text:p>
          </table:table-cell>
          <table:table-cell office:value-type="float" office:value="75.0">
            <text:p>75.0</text:p>
          </table:table-cell>
          <table:table-cell office:value-type="string" office:value="0.5-m long log wedged into raised beach (H)">
            <text:p>0.5-m long log wedged into raised beach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5">
            <text:p>AA-18995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745.0">
            <text:p>745.0</text:p>
          </table:table-cell>
          <table:table-cell office:value-type="float" office:value="111.73">
            <text:p>111.73</text:p>
          </table:table-cell>
          <table:table-cell office:value-type="string" office:value="Driftwood from youngest non-modern beach">
            <text:p>Driftwood from youngest non-moder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624999999999998">
            <text:p>0.86249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6">
            <text:p>AA-18996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180.0">
            <text:p>1180.0</text:p>
          </table:table-cell>
          <table:table-cell office:value-type="float" office:value="109.35">
            <text:p>109.35</text:p>
          </table:table-cell>
          <table:table-cell office:value-type="string" office:value="Driftwood partial buried by beach gravels">
            <text:p>Driftwood partial buried by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7">
            <text:p>AA-18997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045.0">
            <text:p>1045.0</text:p>
          </table:table-cell>
          <table:table-cell office:value-type="float" office:value="109.35">
            <text:p>109.35</text:p>
          </table:table-cell>
          <table:table-cell office:value-type="string" office:value="&gt;1.5-m long driftwood log">
            <text:p>&gt;1.5-m long driftwood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625">
            <text:p>2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8">
            <text:p>AA-18998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2480.0">
            <text:p>2480.0</text:p>
          </table:table-cell>
          <table:table-cell office:value-type="float" office:value="114.27">
            <text:p>114.27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5625">
            <text:p>8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8999">
            <text:p>AA-18999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265.0">
            <text:p>3265.0</text:p>
          </table:table-cell>
          <table:table-cell office:value-type="float" office:value="119.83">
            <text:p>119.83</text:p>
          </table:table-cell>
          <table:table-cell office:value-type="string" office:value="&gt;1.5-m long driftwood log partial buried in beach">
            <text:p>&gt;1.5-m long driftwood log partial buried i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5625">
            <text:p>9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0">
            <text:p>AA-19000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4625.0">
            <text:p>4625.0</text:p>
          </table:table-cell>
          <table:table-cell office:value-type="float" office:value="111.73">
            <text:p>111.73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1">
            <text:p>AA-19001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4445.0">
            <text:p>4445.0</text:p>
          </table:table-cell>
          <table:table-cell office:value-type="float" office:value="111.73">
            <text:p>111.73</text:p>
          </table:table-cell>
          <table:table-cell office:value-type="string" office:value="5-m long driftwood log partial buried in beach gravels">
            <text:p>5-m long driftwood log partial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662499999999998">
            <text:p>16.6624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2">
            <text:p>AA-19002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295.0">
            <text:p>5295.0</text:p>
          </table:table-cell>
          <table:table-cell office:value-type="float" office:value="125.93">
            <text:p>125.93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3">
            <text:p>AA-19003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645.0">
            <text:p>5645.0</text:p>
          </table:table-cell>
          <table:table-cell office:value-type="float" office:value="114.27">
            <text:p>114.27</text:p>
          </table:table-cell>
          <table:table-cell office:value-type="string" office:value="&gt;1.5-m long driftwood log">
            <text:p>&gt;1.5-m long driftwood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362499999999997">
            <text:p>21.362499999999997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04">
            <text:p>AA-19004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7010.0">
            <text:p>7010.0</text:p>
          </table:table-cell>
          <table:table-cell office:value-type="float" office:value="119.83">
            <text:p>119.83</text:p>
          </table:table-cell>
          <table:table-cell office:value-type="string" office:value="0.4-m long log mostly buried in beach gravels">
            <text:p>0.4-m long log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6.0625">
            <text:p>26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32">
            <text:p>AA-19032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130.0">
            <text:p>10130.0</text:p>
          </table:table-cell>
          <table:table-cell office:value-type="float" office:value="479.54">
            <text:p>479.54</text:p>
          </table:table-cell>
          <table:table-cell office:value-type="string" office:value="Mya truncata fragment from marine sand (H)">
            <text:p>Mya truncata fragment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033">
            <text:p>AA-19033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330.0">
            <text:p>10330.0</text:p>
          </table:table-cell>
          <table:table-cell office:value-type="float" office:value="479.54">
            <text:p>479.54</text:p>
          </table:table-cell>
          <table:table-cell office:value-type="string" office:value="Mya truncata fragment from marine sand (H)">
            <text:p>Mya truncata fragment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7">
            <text:p>AA-19697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505.0">
            <text:p>505.0</text:p>
          </table:table-cell>
          <table:table-cell office:value-type="float" office:value="111.73">
            <text:p>111.73</text:p>
          </table:table-cell>
          <table:table-cell office:value-type="string" office:value="Driftwood from 2nd youngest non-modern beach">
            <text:p>Driftwood from 2nd youngest non-moder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625">
            <text:p>0.5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7A">
            <text:p>GX-17197A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060.0">
            <text:p>10060.0</text:p>
          </table:table-cell>
          <table:table-cell office:value-type="float" office:value="230.0">
            <text:p>230.0</text:p>
          </table:table-cell>
          <table:table-cell office:value-type="string" office:value="Whale vertebrae on raised beach (H)">
            <text:p>Whale vertebrae on raised beach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1.4625">
            <text:p>3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8">
            <text:p>AA-19698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1635.0">
            <text:p>1635.0</text:p>
          </table:table-cell>
          <table:table-cell office:value-type="float" office:value="119.83">
            <text:p>119.83</text:p>
          </table:table-cell>
          <table:table-cell office:value-type="string" office:value="&gt;1.5-m long driftwood log partial buried in beach">
            <text:p>&gt;1.5-m long driftwood log partial buried in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9625">
            <text:p>2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700">
            <text:p>AA-19700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765.0">
            <text:p>3765.0</text:p>
          </table:table-cell>
          <table:table-cell office:value-type="float" office:value="116.98">
            <text:p>116.98</text:p>
          </table:table-cell>
          <table:table-cell office:value-type="string" office:value="Driftwood mostly buried in beach gravels">
            <text:p>Driftwood most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701">
            <text:p>AA-19701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3750.0">
            <text:p>3750.0</text:p>
          </table:table-cell>
          <table:table-cell office:value-type="float" office:value="116.98">
            <text:p>116.98</text:p>
          </table:table-cell>
          <table:table-cell office:value-type="string" office:value="Driftwood, root plate">
            <text:p>Driftwood, root plat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0625">
            <text:p>13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7902">
            <text:p>AA-7902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6630.0">
            <text:p>6630.0</text:p>
          </table:table-cell>
          <table:table-cell office:value-type="float" office:value="60.0">
            <text:p>60.0</text:p>
          </table:table-cell>
          <table:table-cell office:value-type="string" office:value="Paired Hiatella arctica from littoral gravel and sublittoral sand">
            <text:p>Paired Hiatella arctica from littoral gravel and sublittoral sand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8566">
            <text:p>AA-8566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435.0">
            <text:p>10435.0</text:p>
          </table:table-cell>
          <table:table-cell office:value-type="float" office:value="85.0">
            <text:p>85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8567">
            <text:p>AA-856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10085.0">
            <text:p>10085.0</text:p>
          </table:table-cell>
          <table:table-cell office:value-type="float" office:value="80.0">
            <text:p>80.0</text:p>
          </table:table-cell>
          <table:table-cell office:value-type="string" office:value="Paired Mya truncata from marine sand (H)">
            <text:p>Paired Mya truncata from marine sand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7">
            <text:p>GX-17187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215.0">
            <text:p>2215.0</text:p>
          </table:table-cell>
          <table:table-cell office:value-type="float" office:value="125.0">
            <text:p>125.0</text:p>
          </table:table-cell>
          <table:table-cell office:value-type="string" office:value="Driftwood on low raised beach (S)">
            <text:p>Driftwood on low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8">
            <text:p>GX-1718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2970.0">
            <text:p>2970.0</text:p>
          </table:table-cell>
          <table:table-cell office:value-type="float" office:value="145.0">
            <text:p>14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89">
            <text:p>GX-1718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4640.0">
            <text:p>4640.0</text:p>
          </table:table-cell>
          <table:table-cell office:value-type="float" office:value="75.0">
            <text:p>7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0">
            <text:p>GX-17190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590.0">
            <text:p>6590.0</text:p>
          </table:table-cell>
          <table:table-cell office:value-type="float" office:value="85.0">
            <text:p>8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1">
            <text:p>GX-17191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4485.0">
            <text:p>4485.0</text:p>
          </table:table-cell>
          <table:table-cell office:value-type="float" office:value="75.0">
            <text:p>75.0</text:p>
          </table:table-cell>
          <table:table-cell office:value-type="string" office:value="Driftwood on raised beach (S)">
            <text:p>Driftwood on raised beach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2">
            <text:p>GX-17192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4235.0">
            <text:p>4235.0</text:p>
          </table:table-cell>
          <table:table-cell office:value-type="float" office:value="122.81">
            <text:p>122.81</text:p>
          </table:table-cell>
          <table:table-cell office:value-type="string" office:value="1.5-m long log from raised beach (K)">
            <text:p>1.5-m long log from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3">
            <text:p>GX-17193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2980.0">
            <text:p>2980.0</text:p>
          </table:table-cell>
          <table:table-cell office:value-type="float" office:value="125.0">
            <text:p>125.0</text:p>
          </table:table-cell>
          <table:table-cell office:value-type="string" office:value="Driftwood on raised beach (K">
            <text:p>Driftwood on raised beach (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4">
            <text:p>GX-17194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2410.0">
            <text:p>2410.0</text:p>
          </table:table-cell>
          <table:table-cell office:value-type="float" office:value="70.0">
            <text:p>70.0</text:p>
          </table:table-cell>
          <table:table-cell office:value-type="string" office:value="Driftwood on raised beach (K)">
            <text:p>Driftwood on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7195">
            <text:p>GX-17195</text:p>
          </table:table-cell>
          <table:table-cell office:value-type="float" office:value="80.58">
            <text:p>80.58</text:p>
          </table:table-cell>
          <table:table-cell office:value-type="float" office:value="53.61">
            <text:p>53.61</text:p>
          </table:table-cell>
          <table:table-cell office:value-type="float" office:value="1500.0">
            <text:p>1500.0</text:p>
          </table:table-cell>
          <table:table-cell office:value-type="float" office:value="60.0">
            <text:p>60.0</text:p>
          </table:table-cell>
          <table:table-cell office:value-type="string" office:value="Driftwood on raised beach (K)">
            <text:p>Driftwood on raised beach (K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AA-19699">
            <text:p>AA-19699</text:p>
          </table:table-cell>
          <table:table-cell office:value-type="float" office:value="80.21">
            <text:p>80.21</text:p>
          </table:table-cell>
          <table:table-cell office:value-type="float" office:value="52.41">
            <text:p>52.41</text:p>
          </table:table-cell>
          <table:table-cell office:value-type="float" office:value="2190.0">
            <text:p>2190.0</text:p>
          </table:table-cell>
          <table:table-cell office:value-type="float" office:value="114.27">
            <text:p>114.27</text:p>
          </table:table-cell>
          <table:table-cell office:value-type="string" office:value="Driftwood, root plate">
            <text:p>Driftwood, root plat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625">
            <text:p>5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Lubinski1998,FormanEtal2004,BaranskayaEtal2018">
            <text:p>Lubinski1998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5">
            <text:p>GX-18315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3885.0">
            <text:p>3885.0</text:p>
          </table:table-cell>
          <table:table-cell office:value-type="float" office:value="140.0">
            <text:p>140.0</text:p>
          </table:table-cell>
          <table:table-cell office:value-type="string" office:value="1-m long tree root-plate buried in raised beach (N">
            <text:p>1-m long tree root-plate buried in raised beach (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09">
            <text:p>GX-18309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3635.0">
            <text:p>3635.0</text:p>
          </table:table-cell>
          <table:table-cell office:value-type="float" office:value="135.0">
            <text:p>135.0</text:p>
          </table:table-cell>
          <table:table-cell office:value-type="string" office:value="1-m long tree root-plate buried in raised beach (F">
            <text:p>1-m long tree root-plate buried in raised beach (F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1">
            <text:p>GX-20741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1055.0">
            <text:p>1055.0</text:p>
          </table:table-cell>
          <table:table-cell office:value-type="float" office:value="65.0">
            <text:p>65.0</text:p>
          </table:table-cell>
          <table:table-cell office:value-type="string" office:value="3-m long log on raised beach">
            <text:p>3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5">
            <text:p>GX-19505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6470.0">
            <text:p>6470.0</text:p>
          </table:table-cell>
          <table:table-cell office:value-type="float" office:value="100.0">
            <text:p>100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6">
            <text:p>GX-19506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7335.0">
            <text:p>7335.0</text:p>
          </table:table-cell>
          <table:table-cell office:value-type="float" office:value="105.0">
            <text:p>105.0</text:p>
          </table:table-cell>
          <table:table-cell office:value-type="string" office:value="0.5-m long log on raised beach">
            <text:p>0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7">
            <text:p>GX-19507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100.0">
            <text:p>1100.0</text:p>
          </table:table-cell>
          <table:table-cell office:value-type="float" office:value="70.0">
            <text:p>70.0</text:p>
          </table:table-cell>
          <table:table-cell office:value-type="string" office:value="2-m long log in raised beach behind storm beach">
            <text:p>2-m long log in raised beach behind storm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624999999999999">
            <text:p>0.462499999999999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8">
            <text:p>GX-19508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7980.0">
            <text:p>7980.0</text:p>
          </table:table-cell>
          <table:table-cell office:value-type="float" office:value="140.0">
            <text:p>140.0</text:p>
          </table:table-cell>
          <table:table-cell office:value-type="string" office:value="5-m long log in raised beach at marine limit">
            <text:p>5-m long log in raised beach at marine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2.4625">
            <text:p>2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12">
            <text:p>GX-19512</text:p>
          </table:table-cell>
          <table:table-cell office:value-type="float" office:value="80.16">
            <text:p>80.16</text:p>
          </table:table-cell>
          <table:table-cell office:value-type="float" office:value="57.85">
            <text:p>57.85</text:p>
          </table:table-cell>
          <table:table-cell office:value-type="float" office:value="8310.0">
            <text:p>8310.0</text:p>
          </table:table-cell>
          <table:table-cell office:value-type="float" office:value="145.0">
            <text:p>145.0</text:p>
          </table:table-cell>
          <table:table-cell office:value-type="string" office:value="2-m long splinter log found on raised beach">
            <text:p>2-m long splinter log found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15">
            <text:p>GX-19515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3770.0">
            <text:p>3770.0</text:p>
          </table:table-cell>
          <table:table-cell office:value-type="float" office:value="90.0">
            <text:p>9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4625">
            <text:p>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0G">
            <text:p>GX-20740G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295.0">
            <text:p>5295.0</text:p>
          </table:table-cell>
          <table:table-cell office:value-type="float" office:value="80.0">
            <text:p>80.0</text:p>
          </table:table-cell>
          <table:table-cell office:value-type="string" office:value="Whale skull partially buried in raised beach">
            <text:p>Whale skull partially buri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8316">
            <text:p>GX-18316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1830.0">
            <text:p>1830.0</text:p>
          </table:table-cell>
          <table:table-cell office:value-type="float" office:value="65.0">
            <text:p>65.0</text:p>
          </table:table-cell>
          <table:table-cell office:value-type="string" office:value="1.5-m long log on raised beach (N)">
            <text:p>1.5-m long log on raised beach (N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03750000000000009">
            <text:p>-0.03750000000000009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2">
            <text:p>GX-20742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2010.0">
            <text:p>2010.0</text:p>
          </table:table-cell>
          <table:table-cell office:value-type="float" office:value="75.0">
            <text:p>7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3">
            <text:p>GX-20743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2790.0">
            <text:p>2790.0</text:p>
          </table:table-cell>
          <table:table-cell office:value-type="float" office:value="70.0">
            <text:p>70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4">
            <text:p>GX-20744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4555.0">
            <text:p>4555.0</text:p>
          </table:table-cell>
          <table:table-cell office:value-type="float" office:value="80.0">
            <text:p>80.0</text:p>
          </table:table-cell>
          <table:table-cell office:value-type="string" office:value="8-m long log on raised beach">
            <text:p>8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5">
            <text:p>GX-20745</text:p>
          </table:table-cell>
          <table:table-cell office:value-type="float" office:value="80.22">
            <text:p>80.22</text:p>
          </table:table-cell>
          <table:table-cell office:value-type="float" office:value="54.27">
            <text:p>54.27</text:p>
          </table:table-cell>
          <table:table-cell office:value-type="float" office:value="5080.0">
            <text:p>5080.0</text:p>
          </table:table-cell>
          <table:table-cell office:value-type="float" office:value="80.0">
            <text:p>80.0</text:p>
          </table:table-cell>
          <table:table-cell office:value-type="string" office:value="3-m long log buried in raised beach">
            <text:p>3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4625">
            <text:p>2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7">
            <text:p>GX-20747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6055.0">
            <text:p>6055.0</text:p>
          </table:table-cell>
          <table:table-cell office:value-type="float" office:value="95.0">
            <text:p>95.0</text:p>
          </table:table-cell>
          <table:table-cell office:value-type="string" office:value="2-m long log in raised beach">
            <text:p>2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4">
            <text:p>GX-19504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3230.0">
            <text:p>323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0748">
            <text:p>GX-20748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645.0">
            <text:p>1645.0</text:p>
          </table:table-cell>
          <table:table-cell office:value-type="float" office:value="70.0">
            <text:p>70.0</text:p>
          </table:table-cell>
          <table:table-cell office:value-type="string" office:value="0.75-m long log on raised beach">
            <text:p>0.7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4625">
            <text:p>1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4G">
            <text:p>GX-21244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6380.0">
            <text:p>6380.0</text:p>
          </table:table-cell>
          <table:table-cell office:value-type="float" office:value="154.46">
            <text:p>154.46</text:p>
          </table:table-cell>
          <table:table-cell office:value-type="string" office:value="Whalebone at base of berm (H)">
            <text:p>Whalebone at base of berm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3.162499999999998">
            <text:p>23.162499999999998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5">
            <text:p>GX-21245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770.0">
            <text:p>7770.0</text:p>
          </table:table-cell>
          <table:table-cell office:value-type="float" office:value="170.46">
            <text:p>170.46</text:p>
          </table:table-cell>
          <table:table-cell office:value-type="string" office:value="Driftwood on top of raised berm">
            <text:p>Driftwood on top of raised ber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0625">
            <text:p>29.0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6G">
            <text:p>GX-21246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280.0">
            <text:p>7280.0</text:p>
          </table:table-cell>
          <table:table-cell office:value-type="float" office:value="150.61">
            <text:p>150.61</text:p>
          </table:table-cell>
          <table:table-cell office:value-type="string" office:value="Whalebone embedded in beach berm (H)">
            <text:p>Whalebone embedded in beach berm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1.862499999999997">
            <text:p>21.862499999999997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7G">
            <text:p>GX-21247G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985.0">
            <text:p>9985.0</text:p>
          </table:table-cell>
          <table:table-cell office:value-type="float" office:value="200.21">
            <text:p>200.21</text:p>
          </table:table-cell>
          <table:table-cell office:value-type="string" office:value="Whalebone (H)">
            <text:p>Whalebone (H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3.4625">
            <text:p>3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8">
            <text:p>GX-21248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965.0">
            <text:p>9965.0</text:p>
          </table:table-cell>
          <table:table-cell office:value-type="float" office:value="174.59">
            <text:p>174.59</text:p>
          </table:table-cell>
          <table:table-cell office:value-type="string" office:value="Driftwood just below the marine limit (S)">
            <text:p>Driftwood just below the marine limit (S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5.4625">
            <text:p>3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249">
            <text:p>GX-21249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9670.0">
            <text:p>9670.0</text:p>
          </table:table-cell>
          <table:table-cell office:value-type="float" office:value="170.46">
            <text:p>170.46</text:p>
          </table:table-cell>
          <table:table-cell office:value-type="string" office:value="Driftwood 2-m below the marine limit (H)">
            <text:p>Driftwood 2-m below the marine limit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4.4625">
            <text:p>3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Weihe1996,FormanEtal2004,BaranskayaEtal2018">
            <text:p>Weihe1996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">
            <text:p>GX-2136</text:p>
          </table:table-cell>
          <table:table-cell office:value-type="float" office:value="80.36">
            <text:p>80.36</text:p>
          </table:table-cell>
          <table:table-cell office:value-type="float" office:value="60.3">
            <text:p>60.3</text:p>
          </table:table-cell>
          <table:table-cell office:value-type="float" office:value="4830.0">
            <text:p>4830.0</text:p>
          </table:table-cell>
          <table:table-cell office:value-type="float" office:value="115.0">
            <text:p>115.0</text:p>
          </table:table-cell>
          <table:table-cell office:value-type="string" office:value="0.75-m long log on raised beach">
            <text:p>0.7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6G">
            <text:p>GX-21366G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4865.0">
            <text:p>4865.0</text:p>
          </table:table-cell>
          <table:table-cell office:value-type="float" office:value="110.0">
            <text:p>110.0</text:p>
          </table:table-cell>
          <table:table-cell office:value-type="string" office:value="Fragment from whale skull">
            <text:p>Fragment from whale skull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367">
            <text:p>GX-21367</text:p>
          </table:table-cell>
          <table:table-cell office:value-type="float" office:value="79.93">
            <text:p>79.93</text:p>
          </table:table-cell>
          <table:table-cell office:value-type="float" office:value="58.67">
            <text:p>58.67</text:p>
          </table:table-cell>
          <table:table-cell office:value-type="float" office:value="3660.0">
            <text:p>3660.0</text:p>
          </table:table-cell>
          <table:table-cell office:value-type="float" office:value="100.0">
            <text:p>100.0</text:p>
          </table:table-cell>
          <table:table-cell office:value-type="string" office:value="0.75-m long log buried in raised beach">
            <text:p>0.75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Mo-239">
            <text:p>Mo-239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775.0">
            <text:p>4775.0</text:p>
          </table:table-cell>
          <table:table-cell office:value-type="float" office:value="150.61">
            <text:p>150.6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63,FormanEtal2004,BaranskayaEtal2018">
            <text:p>Grosswald196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Mo-195">
            <text:p>Mo-195</text:p>
          </table:table-cell>
          <table:table-cell office:value-type="float" office:value="80.3">
            <text:p>80.3</text:p>
          </table:table-cell>
          <table:table-cell office:value-type="float" office:value="52.45">
            <text:p>52.45</text:p>
          </table:table-cell>
          <table:table-cell office:value-type="float" office:value="7445.0">
            <text:p>7445.0</text:p>
          </table:table-cell>
          <table:table-cell office:value-type="float" office:value="166.38">
            <text:p>166.38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21">
            <text:p>LU-6421</text:p>
          </table:table-cell>
          <table:table-cell office:value-type="float" office:value="79.89">
            <text:p>79.89</text:p>
          </table:table-cell>
          <table:table-cell office:value-type="float" office:value="58.86">
            <text:p>58.86</text:p>
          </table:table-cell>
          <table:table-cell office:value-type="float" office:value="2740.0">
            <text:p>2740.0</text:p>
          </table:table-cell>
          <table:table-cell office:value-type="float" office:value="132.51">
            <text:p>132.51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9625">
            <text:p>25.9625</text:p>
          </table:table-cell>
          <table:table-cell office:value-type="float" office:value="5.397525474696715">
            <text:p>5.397525474696715</text:p>
          </table:table-cell>
          <table:table-cell office:value-type="float" office:value="5.397525474696715">
            <text:p>5.397525474696715</text:p>
          </table:table-cell>
          <table:table-cell office:value-type="string" office:value="GusevEtal2013a,FormanEtal2004,BaranskayaEtal2018">
            <text:p>GusevEtal2013a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LU-6414">
            <text:p>LU-6414</text:p>
          </table:table-cell>
          <table:table-cell office:value-type="float" office:value="79.77">
            <text:p>79.77</text:p>
          </table:table-cell>
          <table:table-cell office:value-type="float" office:value="58.64">
            <text:p>58.64</text:p>
          </table:table-cell>
          <table:table-cell office:value-type="float" office:value="1860.0">
            <text:p>1860.0</text:p>
          </table:table-cell>
          <table:table-cell office:value-type="float" office:value="473.67">
            <text:p>473.67</text:p>
          </table:table-cell>
          <table:table-cell office:value-type="string" office:value="whale bone">
            <text:p>whale bone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2223099245727433">
            <text:p>3.2223099245727433</text:p>
          </table:table-cell>
          <table:table-cell office:value-type="float" office:value="3.2223099245727433">
            <text:p>3.2223099245727433</text:p>
          </table:table-cell>
          <table:table-cell office:value-type="string" office:value="GusevEtal2013a,BaranskayaEtal2018">
            <text:p>GusevEtal2013a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21170-_AMS">
            <text:p>GX-21170-_AMS</text:p>
          </table:table-cell>
          <table:table-cell office:value-type="float" office:value="80.76">
            <text:p>80.76</text:p>
          </table:table-cell>
          <table:table-cell office:value-type="float" office:value="58.27">
            <text:p>58.27</text:p>
          </table:table-cell>
          <table:table-cell office:value-type="float" office:value="9410.0">
            <text:p>9410.0</text:p>
          </table:table-cell>
          <table:table-cell office:value-type="float" office:value="100.0">
            <text:p>100.0</text:p>
          </table:table-cell>
          <table:table-cell office:value-type="string" office:value="Hiatella arctica valve from sublittoral sand (W)">
            <text:p>Hiatella arctica valve from sublittoral sand (W)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3">
            <text:p>GX-19503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3625.0">
            <text:p>3625.0</text:p>
          </table:table-cell>
          <table:table-cell office:value-type="float" office:value="90.0">
            <text:p>90.0</text:p>
          </table:table-cell>
          <table:table-cell office:value-type="string" office:value="1-m long on raised beach">
            <text:p>1-m lon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88">
            <text:p>GX-19488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3955.0">
            <text:p>3955.0</text:p>
          </table:table-cell>
          <table:table-cell office:value-type="float" office:value="110.0">
            <text:p>11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1">
            <text:p>GX-19501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1465.0">
            <text:p>1465.0</text:p>
          </table:table-cell>
          <table:table-cell office:value-type="float" office:value="105.0">
            <text:p>105.0</text:p>
          </table:table-cell>
          <table:table-cell office:value-type="string" office:value="1.5-m long log on raised beach">
            <text:p>1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1">
            <text:p>Proliv_Markama-1</text:p>
          </table:table-cell>
          <table:table-cell office:value-type="float" office:value="80.55">
            <text:p>80.55</text:p>
          </table:table-cell>
          <table:table-cell office:value-type="float" office:value="57.06">
            <text:p>57.06</text:p>
          </table:table-cell>
          <table:table-cell office:value-type="float" office:value="4775.0">
            <text:p>4775.0</text:p>
          </table:table-cell>
          <table:table-cell office:value-type="float" office:value="150.61">
            <text:p>150.61</text:p>
          </table:table-cell>
          <table:table-cell office:value-type="string" office:value="Driftwood (H)">
            <text:p>Driftwood (H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63,FormanEtal2004,BaranskayaEtal2018">
            <text:p>Grosswald1963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2">
            <text:p>Proliv_Markama-2</text:p>
          </table:table-cell>
          <table:table-cell office:value-type="float" office:value="80.56">
            <text:p>80.56</text:p>
          </table:table-cell>
          <table:table-cell office:value-type="float" office:value="57.54">
            <text:p>57.54</text:p>
          </table:table-cell>
          <table:table-cell office:value-type="float" office:value="4807.99">
            <text:p>4807.99</text:p>
          </table:table-cell>
          <table:table-cell office:value-type="float" office:value="131.74">
            <text:p>131.74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Proliv_Markama-3">
            <text:p>Proliv_Markama-3</text:p>
          </table:table-cell>
          <table:table-cell office:value-type="float" office:value="80.22">
            <text:p>80.22</text:p>
          </table:table-cell>
          <table:table-cell office:value-type="float" office:value="52.33">
            <text:p>52.33</text:p>
          </table:table-cell>
          <table:table-cell office:value-type="float" office:value="7477.99">
            <text:p>7477.99</text:p>
          </table:table-cell>
          <table:table-cell office:value-type="float" office:value="149.52">
            <text:p>149.5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4.4625">
            <text:p>24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027-_AMS">
            <text:p>GX-19027-_AMS</text:p>
          </table:table-cell>
          <table:table-cell office:value-type="float" office:value="80.64">
            <text:p>80.64</text:p>
          </table:table-cell>
          <table:table-cell office:value-type="float" office:value="56.27">
            <text:p>56.27</text:p>
          </table:table-cell>
          <table:table-cell office:value-type="float" office:value="9826.0">
            <text:p>9826.0</text:p>
          </table:table-cell>
          <table:table-cell office:value-type="float" office:value="90.0">
            <text:p>90.0</text:p>
          </table:table-cell>
          <table:table-cell office:value-type="string" office:value="Mya truncata valve from sublittoral sand">
            <text:p>Mya truncata valve from sublittoral sand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89">
            <text:p>GX-19489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2560.0">
            <text:p>2560.0</text:p>
          </table:table-cell>
          <table:table-cell office:value-type="float" office:value="85.0">
            <text:p>85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2">
            <text:p>GX-19502</text:p>
          </table:table-cell>
          <table:table-cell office:value-type="float" office:value="80.13">
            <text:p>80.13</text:p>
          </table:table-cell>
          <table:table-cell office:value-type="float" office:value="59.13">
            <text:p>59.13</text:p>
          </table:table-cell>
          <table:table-cell office:value-type="float" office:value="2870.0">
            <text:p>2870.0</text:p>
          </table:table-cell>
          <table:table-cell office:value-type="float" office:value="105.0">
            <text:p>105.0</text:p>
          </table:table-cell>
          <table:table-cell office:value-type="string" office:value="2 m-long log on raised beach">
            <text:p>2 m-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1">
            <text:p>GX-19491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100.0">
            <text:p>5100.0</text:p>
          </table:table-cell>
          <table:table-cell office:value-type="float" office:value="95.0">
            <text:p>95.0</text:p>
          </table:table-cell>
          <table:table-cell office:value-type="string" office:value="0.5-m long tree root-plate buried in raised beach">
            <text:p>0.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0">
            <text:p>GX-19490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4150.0">
            <text:p>4150.0</text:p>
          </table:table-cell>
          <table:table-cell office:value-type="float" office:value="90.0">
            <text:p>90.0</text:p>
          </table:table-cell>
          <table:table-cell office:value-type="string" office:value="2-m long tree root-plate buried in raised beach">
            <text:p>2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625">
            <text:p>1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3">
            <text:p>GX-19493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8135.0">
            <text:p>8135.0</text:p>
          </table:table-cell>
          <table:table-cell office:value-type="float" office:value="115.0">
            <text:p>115.0</text:p>
          </table:table-cell>
          <table:table-cell office:value-type="string" office:value="0.3-m long wood fragments within raised beach">
            <text:p>0.3-m long wood fragments with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4625">
            <text:p>2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4">
            <text:p>GX-19494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6490.0">
            <text:p>6490.0</text:p>
          </table:table-cell>
          <table:table-cell office:value-type="float" office:value="130.0">
            <text:p>130.0</text:p>
          </table:table-cell>
          <table:table-cell office:value-type="string" office:value="1.5-long log buried in raised beach">
            <text:p>1.5-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5">
            <text:p>GX-19495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8655.0">
            <text:p>8655.0</text:p>
          </table:table-cell>
          <table:table-cell office:value-type="float" office:value="145.0">
            <text:p>145.0</text:p>
          </table:table-cell>
          <table:table-cell office:value-type="string" office:value="1-m long log buried in raised beach">
            <text:p>1-m long log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9.4625">
            <text:p>2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6">
            <text:p>GX-19496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1325.0">
            <text:p>1325.0</text:p>
          </table:table-cell>
          <table:table-cell office:value-type="float" office:value="105.0">
            <text:p>105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7">
            <text:p>GX-19497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2265.0">
            <text:p>2265.0</text:p>
          </table:table-cell>
          <table:table-cell office:value-type="float" office:value="85.0">
            <text:p>85.0</text:p>
          </table:table-cell>
          <table:table-cell office:value-type="string" office:value="1-m long log in raised beach">
            <text:p>1-m long log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8">
            <text:p>GX-19498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3515.0">
            <text:p>3515.0</text:p>
          </table:table-cell>
          <table:table-cell office:value-type="float" office:value="85.0">
            <text:p>85.0</text:p>
          </table:table-cell>
          <table:table-cell office:value-type="string" office:value="0.75-m long tree root-plate buried in raised beach">
            <text:p>0.75-m long tree root-plate buried 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500">
            <text:p>GX-19500</text:p>
          </table:table-cell>
          <table:table-cell office:value-type="float" office:value="80.45">
            <text:p>80.45</text:p>
          </table:table-cell>
          <table:table-cell office:value-type="float" office:value="57.31">
            <text:p>57.31</text:p>
          </table:table-cell>
          <table:table-cell office:value-type="float" office:value="5010.0">
            <text:p>5010.0</text:p>
          </table:table-cell>
          <table:table-cell office:value-type="float" office:value="95.0">
            <text:p>95.0</text:p>
          </table:table-cell>
          <table:table-cell office:value-type="string" office:value="0.3-m long wood fragments within raised beach">
            <text:p>0.3-m long wood fragments withi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  <table:table-row>
          <table:table-cell office:value-type="string" office:value="Proliv_Markama">
            <text:p>Proliv_Markama</text:p>
          </table:table-cell>
          <table:table-cell office:value-type="string" office:value="radiocarbon">
            <text:p>radiocarbon</text:p>
          </table:table-cell>
          <table:table-cell office:value-type="string" office:value="GX-19492">
            <text:p>GX-19492</text:p>
          </table:table-cell>
          <table:table-cell office:value-type="float" office:value="80.25">
            <text:p>80.25</text:p>
          </table:table-cell>
          <table:table-cell office:value-type="float" office:value="55.19">
            <text:p>55.19</text:p>
          </table:table-cell>
          <table:table-cell office:value-type="float" office:value="5980.0">
            <text:p>5980.0</text:p>
          </table:table-cell>
          <table:table-cell office:value-type="float" office:value="100.0">
            <text:p>10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Polyak1997,FormanEtal2004,BaranskayaEtal2018">
            <text:p>FormanPolyak1997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